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ro44" style:family="table-row">
      <style:table-row-properties style:row-height="60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>
          <table:table-cell table:style-name="ce2" office:value-type="date" office:date-value="2018-08-18" calcext:value-type="date">
            <text:p>18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Ajax call to predict_str</text:p>
          </table:table-cell>
          <table:table-cell table:number-columns-repeated="3"/>
        </table:table-row>
        <table:table-row table:style-name="ro44">
          <table:table-cell office:value-type="string" calcext:value-type="string">
            <text:p>19/0818</text:p>
          </table:table-cell>
          <table:table-cell office:value-type="string" calcext:value-type="string">
            <text:p>2b model</text:p>
          </table:table-cell>
          <table:table-cell office:value-type="string" calcext:value-type="string">
            <text:p>ToyV2 has validation scores! Still improving</text:p>
          </table:table-cell>
          <table:table-cell/>
          <table:table-cell office:value-type="string" calcext:value-type="string">
            <text:p>Had run for 3 epochs, started running for 3 more</text:p>
          </table:table-cell>
          <table:table-cell office:value-type="string" calcext:value-type="string">
            <text:p>Epoch 1/3</text:p>
            <text:p>2018-08-18 11:55:45.743209: I tensorflow/core/platform/cpu_feature_guard.cc:141] Your CPU supports instructions that this TensorFlow binary was not compiled to use: AVX2</text:p>
            <text:p>AVX512F FMA</text:p>
            <text:p>500000/500000 [==============================] - 29095s 58ms/step - loss: 0.1228 - categorical_accuracy: 0.9624 - non_null_label_accuracy: 0.5163 - val_loss: 0.2072 - val</text:p>
            <text:p>_categorical_accuracy: 0.9242 - val_non_null_label_accuracy: 0.4389</text:p>
            <text:p/>
            <text:p>Epoch 00001: val_loss improved from inf to 0.20722, saving model to /tmp/model.weights.hdf5</text:p>
            <text:p>Epoch 2/3</text:p>
            <text:p>500000/500000 [==============================] - 29182s 58ms/step - loss: 0.0978 - categorical_accuracy: 0.9694 - non_null_label_accuracy: 0.5903 - val_loss: 0.1930 - val</text:p>
            <text:p>_categorical_accuracy: 0.9316 - val_non_null_label_accuracy: 0.4653</text:p>
            <text:p/>
            <text:p>Epoch 00002: val_loss improved from 0.20722 to 0.19298, saving model to /tmp/model.weights.hdf5</text:p>
            <text:p>Epoch 3/3</text:p>
            <text:p>500000/500000 [==============================] - 29249s 58ms/step - loss: 0.0940 - categorical_accuracy: 0.9709 - non_null_label_accuracy: 0.6207 - val_loss: 0.1874 - val</text:p>
            <text:p>_categorical_accuracy: 0.9375 - val_non_null_label_accuracy: 0.5448</text:p>
          </table:table-cell>
        </table:table-row>
        <table:table-row table:style-name="ro26">
          <table:table-cell table:style-name="ce2" office:value-type="date" office:date-value="2018-08-22" calcext:value-type="date">
            <text:p>22/08/18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Simple-gui get model to predict strings</text:p>
          </table:table-cell>
          <table:table-cell office:value-type="string" calcext:value-type="string">
            <text:p>Model does not predict anything in Flask</text:p>
          </table:table-cell>
          <table:table-cell office:value-type="string" calcext:value-type="string">
            <text:p>Possibly because model is instantiated in wrong directory, so builds a dataset with no alphabet? Try making a type of dataset which loads in the pickled alphabet instead, in persist.py</text:p>
          </table:table-cell>
          <table:table-cell/>
        </table:table-row>
        <table:table-row table:style-name="ro7" table:number-rows-repeated="1048461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3:13:54.416608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22T13:15:26.242488410</dc:date>
    <meta:editing-duration>P13DT21H51M38S</meta:editing-duration>
    <meta:editing-cycles>161</meta:editing-cycles>
    <meta:document-statistic meta:table-count="2" meta:cell-count="349" meta:object-count="0"/>
  </office:meta>
</office:document-meta>
</file>